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634d" officeooo:paragraph-rsid="0017bff3"/>
    </style:style>
    <style:style style:name="P2" style:family="paragraph" style:parent-style-name="Standard">
      <style:text-properties officeooo:rsid="000e5e8f" officeooo:paragraph-rsid="000e5e8f"/>
    </style:style>
    <style:style style:name="P3" style:family="paragraph" style:parent-style-name="Standard">
      <style:text-properties officeooo:rsid="000e5e8f" officeooo:paragraph-rsid="0020fb3d"/>
    </style:style>
    <style:style style:name="P4" style:family="paragraph" style:parent-style-name="Standard">
      <style:text-properties officeooo:rsid="0010e5ba" officeooo:paragraph-rsid="0010e5ba"/>
    </style:style>
    <style:style style:name="P5" style:family="paragraph" style:parent-style-name="Standard">
      <style:text-properties officeooo:rsid="0010e5ba" officeooo:paragraph-rsid="001b6953"/>
    </style:style>
    <style:style style:name="P6" style:family="paragraph" style:parent-style-name="Standard">
      <style:text-properties officeooo:rsid="0014474a" officeooo:paragraph-rsid="0014474a"/>
    </style:style>
    <style:style style:name="P7" style:family="paragraph" style:parent-style-name="Standard">
      <style:text-properties officeooo:rsid="0014474a" officeooo:paragraph-rsid="001b6953"/>
    </style:style>
    <style:style style:name="P8" style:family="paragraph" style:parent-style-name="Standard">
      <style:text-properties officeooo:rsid="0014474a" officeooo:paragraph-rsid="001d0572"/>
    </style:style>
    <style:style style:name="P9" style:family="paragraph" style:parent-style-name="Standard" style:list-style-name="L1">
      <style:text-properties officeooo:rsid="0017bff3" officeooo:paragraph-rsid="0017bff3"/>
    </style:style>
    <style:style style:name="P10" style:family="paragraph" style:parent-style-name="Standard">
      <style:text-properties fo:font-weight="bold" officeooo:rsid="001d0572" officeooo:paragraph-rsid="001d0572" style:font-weight-asian="bold" style:font-weight-complex="bold"/>
    </style:style>
    <style:style style:name="P11" style:family="paragraph" style:parent-style-name="Standard">
      <style:text-properties fo:font-weight="bold" officeooo:rsid="0017bff3" officeooo:paragraph-rsid="0017bff3" style:font-weight-asian="bold" style:font-weight-complex="bold"/>
    </style:style>
    <style:style style:name="P12" style:family="paragraph" style:parent-style-name="Standard">
      <style:paragraph-properties fo:text-align="center" style:justify-single-word="false"/>
      <style:text-properties fo:font-weight="bold" officeooo:rsid="000d634d" officeooo:paragraph-rsid="000d634d" style:font-weight-asian="bold" style:font-weight-complex="bold"/>
    </style:style>
    <style:style style:name="P13" style:family="paragraph" style:parent-style-name="Standard">
      <style:text-properties fo:font-weight="normal" officeooo:rsid="001d0572" officeooo:paragraph-rsid="001d0572" style:font-weight-asian="normal" style:font-weight-complex="normal"/>
    </style:style>
    <style:style style:name="P14" style:family="paragraph" style:parent-style-name="Standard" style:list-style-name="L2">
      <style:text-properties fo:font-weight="normal" officeooo:rsid="001d6476" officeooo:paragraph-rsid="001d6476" style:font-weight-asian="normal" style:font-weight-complex="normal"/>
    </style:style>
    <style:style style:name="P15" style:family="paragraph" style:parent-style-name="Standard">
      <style:text-properties officeooo:rsid="0020fb3d" officeooo:paragraph-rsid="0020fb3d"/>
    </style:style>
    <style:style style:name="T1" style:family="text">
      <style:text-properties officeooo:rsid="001027cb"/>
    </style:style>
    <style:style style:name="T2" style:family="text">
      <style:text-properties officeooo:rsid="00115481"/>
    </style:style>
    <style:style style:name="T3" style:family="text">
      <style:text-properties officeooo:rsid="001579ea"/>
    </style:style>
    <style:style style:name="T4" style:family="text">
      <style:text-properties officeooo:rsid="0019a411"/>
    </style:style>
    <style:style style:name="T5" style:family="text">
      <style:text-properties officeooo:rsid="001c4d86"/>
    </style:style>
    <style:style style:name="T6" style:family="text">
      <style:text-properties fo:font-weight="bold" style:font-weight-asian="bold" style:font-weight-complex="bold"/>
    </style:style>
    <style:style style:name="T7" style:family="text">
      <style:text-properties style:text-underline-style="none" officeooo:rsid="001579ea"/>
    </style:style>
    <style:style style:name="T8" style:family="text">
      <style:text-properties officeooo:rsid="001ec437"/>
    </style:style>
    <style:style style:name="T9" style:family="text">
      <style:text-properties fo:font-weight="normal" style:font-weight-asian="normal" style:font-weight-complex="normal"/>
    </style:style>
    <style:style style:name="T10" style:family="text">
      <style:text-properties officeooo:rsid="0020fb3d"/>
    </style:style>
    <style:style style:name="T11" style:family="text">
      <style:text-properties officeooo:rsid="002279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p>
      <text:p text:style-name="Standard"/>
      <text:p text:style-name="P12">DATABASE FOR ONLINE RESERVATION AND ORDERING SYSTEM </text:p>
      <text:p text:style-name="P15"/>
      <text:p text:style-name="P3"><text:span text:style-name="T10">Various organizations face problem with manual reservation and orders given by the customers, this also creates lack of management and synchronization between them. Thus, building an online system of </text:span></text:p>
      <text:p text:style-name="P3">reservation and ordering <text:span text:style-name="T11">can provide ease to both the customers and organizations. </text:span>They can search various domains and categories based on their interests on just one platform or an application. They do not need to navigate other sources and waste their time. This system provides flexibility to customers to <text:span text:style-name="T1">look for the data of their choice and then do the booking online. </text:span></text:p>
      <text:p text:style-name="P2"/>
      <text:p text:style-name="P5">This model will help us to manage all the <text:span text:style-name="T2">booking and ordering details in various sectors such as restaurants, salons, events, coffee shops, shopping malls, etc. The system is one stop solution for users to find all the nearby places and events happening.</text:span></text:p>
      <text:p text:style-name="P4"/>
      <text:p text:style-name="P7">In this system, <text:span text:style-name="T3">the user entity consists of three types of users that is </text:span><text:span text:style-name="T7">owner, simple user and admin</text:span><text:span text:style-name="T3">. The place can be either restaurant, can be a salon, be an event. This three major local places are being covered by the system, but the scope can be easily expanded if the need arises due to the design of the database. The users can look up restaurants, salons and events happening in any city and reserve tickets and order food from these restaurants. The users can order from menus provided by restaurants and reserve according to availability. The users can add reviews and ratings for places that he/she visits which will be visible for all users.</text:span></text:p>
      <text:p text:style-name="P7"/>
      <text:p text:style-name="P10">Entities: </text:p>
      <text:p text:style-name="P13">User – owner, simple user, admin.</text:p>
      <text:p text:style-name="P13">Place – restaurant, salon, event. </text:p>
      <text:p text:style-name="P13">Order</text:p>
      <text:p text:style-name="P13">Menu_Items</text:p>
      <text:p text:style-name="P13">Order_Items</text:p>
      <text:p text:style-name="P13">Reservations</text:p>
      <text:p text:style-name="P13">Review</text:p>
      <text:p text:style-name="P8"/>
      <text:p text:style-name="P11">Features:</text:p>
      <text:list xml:id="list3504823262" text:style-name="L2">
        <text:list-item>
          <text:p text:style-name="P14">Admin have the authority to all CRUD operations, where in he can see the <text:span text:style-name="T8">overall details of every functionalities.</text:span></text:p>
        </text:list-item>
      </text:list>
      <text:list xml:id="list650461581" text:style-name="L1">
        <text:list-item>
          <text:p text:style-name="P9">The owners can get a <text:span text:style-name="T9">summary of the orders</text:span> placed at their restaurant/salon/event for given date <text:span text:style-name="T5">and time</text:span>.</text:p>
        </text:list-item>
        <text:list-item>
          <text:p text:style-name="P9">The user/owner can see <text:span text:style-name="T9">average rating</text:span> for the given restaurant based on reviews provided by other users.</text:p>
        </text:list-item>
        <text:list-item>
          <text:p text:style-name="P9">The user/owner can see<text:span text:style-name="T9"> overall review </text:span>for given restaurant.</text:p>
        </text:list-item>
        <text:list-item>
          <text:p text:style-name="P9">The <text:span text:style-name="T5">simple </text:span>user can see<text:span text:style-name="T6"> </text:span><text:span text:style-name="T9">his/her order details for a given day/month/year.</text:span></text:p>
        </text:list-item>
        <text:list-item>
          <text:p text:style-name="P9">The owner can see reservation for given time period.</text:p>
        </text:list-item>
        <text:list-item>
          <text:p text:style-name="P9">The user can see menu items for given restaurant and order in various quantities for multiple items.</text:p>
        </text:list-item>
        <text:list-item>
          <text:p text:style-name="P9">The owner can see total amount generated for given day/month/year for his/her restaurant.</text:p>
        </text:list-item>
        <text:list-item>
          <text:p text:style-name="P9">The owner can see the total <text:span text:style-name="T4">number of stars given to his/her restaurant which is calculated automatically whenever a user gives rating to that restaurant.</text:span></text:p>
          <text:p text:style-name="P9"/>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0:00:58.545000000</meta:creation-date>
    <dc:date>2018-11-20T22:31:16.350000000</dc:date>
    <meta:editing-duration>PT38M38S</meta:editing-duration>
    <meta:editing-cycles>6</meta:editing-cycles>
    <meta:generator>LibreOffice/6.1.1.2$Windows_X86_64 LibreOffice_project/5d19a1bfa650b796764388cd8b33a5af1f5baa1b</meta:generator>
    <meta:document-statistic meta:table-count="0" meta:image-count="0" meta:object-count="0" meta:page-count="1" meta:paragraph-count="25" meta:word-count="422" meta:character-count="2529" meta:non-whitespace-character-count="2131"/>
  </office:meta>
</office:document-meta>
</file>